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svg:stroke-width="0.203cm" svg:stroke-color="#ffbf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loext:decorative="false"/>
      <style:paragraph-properties style:writing-mode="lr-tb"/>
    </style:style>
    <style:style style:name="gr10" style:family="graphic" style:parent-style-name="standard">
      <style:graphic-properties svg:stroke-width="0cm" svg:stroke-color="#5983b0" draw:marker-start-width="0.2cm" draw:marker-end-width="0.2cm" draw:fill-color="#8e86ae" draw:textarea-horizontal-align="justify" draw:textarea-vertical-align="middle" draw:auto-grow-height="false" fo:min-height="1.655cm" fo:min-width="2.675cm" fo:padding-top="0.125cm" fo:padding-bottom="0.125cm" fo:padding-left="0.25cm" fo:padding-right="0.25cm" loext:decorative="false"/>
      <style:paragraph-properties style:writing-mode="lr-tb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655cm" fo:min-width="2.675cm" loext:decorative="false"/>
      <style:paragraph-properties style:writing-mode="lr-tb"/>
    </style:style>
    <style:style style:name="gr12" style:family="graphic" style:parent-style-name="standard">
      <style:graphic-properties svg:stroke-width="0.203cm" svg:stroke-color="#ff8000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loext:decorative="false"/>
      <style:paragraph-properties style:writing-mode="lr-tb"/>
    </style:style>
    <style:style style:name="gr13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655cm" fo:min-width="2.675cm" fo:padding-top="0.225cm" fo:padding-bottom="0.225cm" fo:padding-left="0.35cm" fo:padding-right="0.35cm" loext:decorative="false"/>
      <style:paragraph-properties style:writing-mode="lr-tb"/>
    </style:style>
    <style:style style:name="gr14" style:family="graphic" style:parent-style-name="standard">
      <style:graphic-properties svg:stroke-width="0.203cm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loext:decorative="false"/>
      <style:paragraph-properties style:writing-mode="lr-tb"/>
    </style:style>
    <style:style style:name="gr15" style:family="graphic" style:parent-style-name="standard">
      <style:graphic-properties svg:stroke-width="0.203cm" svg:stroke-color="#81d41a" draw:marker-start-width="0.503cm" draw:marker-end-width="0.503cm" draw:fill-color="#8e86ae" draw:textarea-horizontal-align="justify" draw:textarea-vertical-align="middle" draw:auto-grow-height="false" fo:min-height="1.455cm" fo:min-width="2.475cm" fo:padding-top="0.225cm" fo:padding-bottom="0.225cm" fo:padding-left="0.35cm" fo:padding-right="0.3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8e86ae"/>
      <style:paragraph-properties fo:text-align="center"/>
    </style:style>
    <style:style style:name="P9" style:family="paragraph"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5cm" svg:height="1.905cm" svg:x="3.635cm" svg:y="2.035cm">
          <text:p text:style-name="P1"><text:span text:style-name="T1">IDMX 114</text:span></text:p>
          <text:p text:style-name="P1"><text:span text:style-name="T1">Interactive Multimed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7.635cm" svg:y="2.035cm">
          <text:p text:style-name="P1"><text:span text:style-name="T1">IDMX 225</text:span></text:p>
          <text:p text:style-name="P1"><text:span text:style-name="T1">Web Dev 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19.635cm" svg:y="2.035cm">
          <text:p text:style-name="P1"><text:span text:style-name="T1">IDMX 208</text:span></text:p>
          <text:p text:style-name="P1"><text:span text:style-name="T1">Interface Desig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905cm" svg:x="19.635cm" svg:y="5.035cm">
          <text:p text:style-name="P1"><text:span text:style-name="T1">IDMX 244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905cm" svg:x="15.635cm" svg:y="5.035cm">
          <text:p text:style-name="P1"><text:span text:style-name="T1">IDMX 268</text:span></text:p>
          <text:p text:style-name="P1"><text:span text:style-name="T1">Web Dev I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15.635cm" svg:y="2.035cm">
          <text:p text:style-name="P1"><text:span text:style-name="T1">IDMX 291</text:span></text:p>
          <text:p text:style-name="P1"><text:span text:style-name="T1">UI Prog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23.635cm" svg:y="2.035cm">
          <text:p text:style-name="P1"><text:span text:style-name="T1">IDMX 297</text:span></text:p>
          <text:p text:style-name="P1"><text:span text:style-name="T1">Interf. Des.</text:span></text:p>
          <text:p text:style-name="P1"><text:span text:style-name="T1">Capsto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23.635cm" svg:y="5.035cm">
          <text:p text:style-name="P1"><text:span text:style-name="T1">IDMX 299</text:span></text:p>
          <text:p text:style-name="P1"><text:span text:style-name="T1">Digital Portfol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3.635cm" svg:y="8.035cm">
          <text:p text:style-name="P1"><text:span text:style-name="T1">ARTS 106</text:span></text:p>
          <text:p text:style-name="P1"><text:span text:style-name="T1">Found. Of</text:span></text:p>
          <text:p text:style-name="P1"><text:span text:style-name="T1">GameEng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7.635cm" svg:y="8.035cm">
          <text:p text:style-name="P1"><text:span text:style-name="T1">GDEV 106</text:span></text:p>
          <text:p text:style-name="P1"><text:span text:style-name="T1">Funds. Of</text:span></text:p>
          <text:p text:style-name="P1"><text:span text:style-name="T1">G. Desig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3.635cm" svg:y="11.035cm">
          <text:p text:style-name="P1"><text:span text:style-name="T1">ARTS 209</text:span></text:p>
          <text:p text:style-name="P1"><text:span text:style-name="T1">2d Game</text:span></text:p>
          <text:p text:style-name="P1"><text:span text:style-name="T1">Des 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11.635cm" svg:y="8.035cm">
          <text:p text:style-name="P1"><text:span text:style-name="T1">GDEV 242</text:span></text:p>
          <text:p text:style-name="P1"><text:span text:style-name="T1">OO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15.635cm" svg:y="8.035cm">
          <text:p text:style-name="P1"><text:span text:style-name="T1">GDEV 267</text:span></text:p>
          <text:p text:style-name="P1"><text:span text:style-name="T1">Prog. For</text:span></text:p>
          <text:p text:style-name="P1"><text:span text:style-name="T1">GD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7.635cm" svg:y="11.035cm">
          <text:p text:style-name="P1"><text:span text:style-name="T1">ARTS 259</text:span></text:p>
          <text:p text:style-name="P1"><text:span text:style-name="T1">Game Nar &amp; Concpts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19.635cm" svg:y="8.035cm">
          <text:p text:style-name="P1"><text:span text:style-name="T1">GDEV 290</text:span></text:p>
          <text:p text:style-name="P1"><text:span text:style-name="T1">Adv. Game</text:span></text:p>
          <text:p text:style-name="P1"><text:span text:style-name="T1">Des Dev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549cm" svg:height="0.962cm" svg:x="0.335cm" svg:y="2.505cm">
          <draw:text-box>
            <text:p>Caruso</text:p>
          </draw:text-box>
        </draw:frame>
        <draw:frame draw:style-name="gr5" draw:text-style-name="P5" draw:layer="layout" svg:width="3.502cm" svg:height="0.962cm" svg:x="0.336cm" svg:y="5.505cm">
          <draw:text-box>
            <text:p>&amp; Adjuncts</text:p>
          </draw:text-box>
        </draw:frame>
        <draw:frame draw:style-name="gr5" draw:text-style-name="P5" draw:layer="layout" svg:width="2.69cm" svg:height="0.962cm" svg:x="0.336cm" svg:y="8.505cm">
          <draw:text-box>
            <text:p>Crosbie</text:p>
          </draw:text-box>
        </draw:frame>
        <draw:frame draw:style-name="gr5" draw:text-style-name="P5" draw:layer="layout" svg:width="2.619cm" svg:height="0.962cm" svg:x="0.336cm" svg:y="11.505cm">
          <draw:text-box>
            <text:p>Harford</text:p>
          </draw:text-box>
        </draw:frame>
        <draw:frame draw:style-name="gr5" draw:text-style-name="P5" draw:layer="layout" svg:width="5.019cm" svg:height="0.962cm" svg:x="4.645cm" svg:y="0.57cm">
          <draw:text-box>
            <text:p>Every Semester</text:p>
          </draw:text-box>
        </draw:frame>
        <draw:frame draw:style-name="gr5" draw:text-style-name="P5" draw:layer="layout" svg:width="3.007cm" svg:height="0.962cm" svg:x="15.746cm" svg:y="0.57cm">
          <draw:text-box>
            <text:p>Fall Only</text:p>
          </draw:text-box>
        </draw:frame>
        <draw:frame draw:style-name="gr5" draw:text-style-name="P5" draw:layer="layout" svg:width="3.82cm" svg:height="0.962cm" svg:x="21.346cm" svg:y="0.57cm">
          <draw:text-box>
            <text:p>Spring Only</text:p>
          </draw:text-box>
        </draw:frame>
        <draw:line draw:style-name="gr6" draw:text-style-name="P6" draw:layer="layout" svg:x1="19.24cm" svg:y1="0.635cm" svg:x2="19.24cm" svg:y2="15.24cm">
          <text:p/>
        </draw:line>
        <draw:line draw:style-name="gr6" draw:text-style-name="P6" draw:layer="layout" svg:x1="15.24cm" svg:y1="0.636cm" svg:x2="15.24cm" svg:y2="15.241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8" draw:text-style-name="P8" draw:layer="layout" svg:width="3.175cm" svg:height="1.905cm" svg:x="5.635cm" svg:y="2.235cm">
          <text:p text:style-name="P1"><text:span text:style-name="T1">GRID 130</text:span></text:p>
          <text:p text:style-name="P1"><text:span text:style-name="T1">Web Dev I</text:span></text:p>
          <text:p text:style-name="P1"><text:span text:style-name="T1">(est. x2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175cm" svg:height="1.905cm" svg:x="21.135cm" svg:y="4.535cm">
          <text:p text:style-name="P1"><text:span text:style-name="T1">GRID 160</text:span></text:p>
          <text:p text:style-name="P1"><text:span text:style-name="T1">UX Desig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175cm" svg:height="1.905cm" svg:x="23.335cm" svg:y="10.835cm">
          <text:p text:style-name="P1"><text:span text:style-name="T1">IDMX 231</text:span></text:p>
          <text:p text:style-name="P1"><text:span text:style-name="T1">JavaScript</text:span></text:p>
          <text:p text:style-name="P1"><text:span text:style-name="T1">(E)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175cm" svg:height="1.905cm" svg:x="12.635cm" svg:y="10.835cm">
          <text:p text:style-name="P1"><text:span text:style-name="T1">GRID 230</text:span></text:p>
          <text:p text:style-name="P1"><text:span text:style-name="T1">Web Dev II (E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175cm" svg:height="1.905cm" svg:x="19.035cm" svg:y="6.835cm">
          <text:p text:style-name="P1"><text:span text:style-name="T1">IDMX 299</text:span></text:p>
          <text:p text:style-name="P1"><text:span text:style-name="T1">Digital Portfol. (1)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175cm" svg:height="1.905cm" svg:x="1.635cm" svg:y="2.235cm">
          <text:p text:style-name="P1"><text:span text:style-name="T1">GRID 111</text:span></text:p>
          <text:p text:style-name="P1"><text:span text:style-name="T1">Creative Comp. 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1.905cm" svg:x="12.635cm" svg:y="2.235cm">
          <text:p text:style-name="P1"><text:span text:style-name="T1">GRID 201</text:span></text:p>
          <text:p text:style-name="P1"><text:span text:style-name="T1">GRID Prod. 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1.905cm" svg:x="23.335cm" svg:y="2.235cm">
          <text:p text:style-name="P1"><text:span text:style-name="T1">GRID 202</text:span></text:p>
          <text:p text:style-name="P1"><text:span text:style-name="T1">GRID Prod. I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75cm" svg:height="1.905cm" svg:x="19.035cm" svg:y="2.235cm">
          <text:p text:style-name="P1"><text:span text:style-name="T1">GRID 112 Creative Comp. II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1.905cm" svg:x="1.635cm" svg:y="4.535cm">
          <text:p text:style-name="P1"><text:span text:style-name="T1">GRID 140</text:span></text:p>
          <text:p text:style-name="P1"><text:span text:style-name="T1">Intro to Art</text:span></text:p>
          <text:p text:style-name="P1"><text:span text:style-name="T1">For G De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175cm" svg:height="1.905cm" svg:x="5.635cm" svg:y="4.535cm">
          <text:p text:style-name="P1"><text:span text:style-name="T1">GRID 120</text:span></text:p>
          <text:p text:style-name="P1"><text:span text:style-name="T1">G Des</text:span></text:p>
          <text:p text:style-name="P1"><text:span text:style-name="T1">Theory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175cm" svg:height="1.905cm" svg:x="5.635cm" svg:y="6.835cm">
          <text:p text:style-name="P1"><text:span text:style-name="T1">GRID 150</text:span></text:p>
          <text:p text:style-name="P1"><text:span text:style-name="T1">Game Engines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175cm" svg:height="1.905cm" svg:x="1.635cm" svg:y="10.835cm">
          <text:p text:style-name="P1"><text:span text:style-name="T1">GRID 170</text:span></text:p>
          <text:p text:style-name="P1"><text:span text:style-name="T1">Narr. &amp; WB (E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019cm" svg:height="0.962cm" svg:x="2.646cm" svg:y="1.07cm">
          <draw:text-box>
            <text:p>Every Semester</text:p>
          </draw:text-box>
        </draw:frame>
        <draw:frame draw:style-name="gr5" draw:text-style-name="P5" draw:layer="layout" svg:width="3.007cm" svg:height="0.962cm" svg:x="12.747cm" svg:y="1.07cm">
          <draw:text-box>
            <text:p>Fall Only</text:p>
          </draw:text-box>
        </draw:frame>
        <draw:frame draw:style-name="gr5" draw:text-style-name="P5" draw:layer="layout" svg:width="3.82cm" svg:height="0.962cm" svg:x="20.747cm" svg:y="1.07cm">
          <draw:text-box>
            <text:p>Spring Only</text:p>
          </draw:text-box>
        </draw:frame>
        <draw:custom-shape draw:style-name="gr11" draw:text-style-name="P8" draw:layer="layout" svg:width="3.175cm" svg:height="1.905cm" svg:x="1.635cm" svg:y="6.935cm">
          <text:p text:style-name="P1"><text:span text:style-name="T1">GRID 100</text:span></text:p>
          <text:p text:style-name="P1"><text:span text:style-name="T1">Intro to GRID (1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219cm" svg:height="0.962cm" svg:x="3.647cm" svg:y="9.47cm">
          <draw:text-box>
            <text:p>Electives:</text:p>
          </draw:text-box>
        </draw:frame>
        <draw:line draw:style-name="gr6" draw:text-style-name="P6" draw:layer="layout" svg:x1="0.635cm" svg:y1="10.295cm" svg:x2="27.305cm" svg:y2="10.295cm">
          <text:p/>
        </draw:line>
        <draw:line draw:style-name="gr6" draw:text-style-name="P6" draw:layer="layout" svg:x1="10.795cm" svg:y1="2.005cm" svg:x2="10.795cm" svg:y2="15.34cm">
          <text:p/>
        </draw:line>
        <draw:line draw:style-name="gr6" draw:text-style-name="P6" draw:layer="layout" svg:x1="17.695cm" svg:y1="2.005cm" svg:x2="17.695cm" svg:y2="15.341cm">
          <text:p/>
        </draw:line>
        <draw:custom-shape draw:style-name="gr11" draw:text-style-name="P8" draw:layer="layout" svg:width="3.175cm" svg:height="1.905cm" svg:x="23.335cm" svg:y="6.835cm">
          <text:p text:style-name="P1"><text:span text:style-name="T1">GRID 210</text:span></text:p>
          <text:p text:style-name="P1"><text:span text:style-name="T1">Current Issues (1)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8.091cm" svg:height="0.962cm" svg:x="10.16cm" svg:y="0.135cm">
          <draw:text-box>
            <text:p text:style-name="P9">Core Classes &amp; Electives</text:p>
          </draw:text-box>
        </draw:frame>
        <draw:custom-shape draw:style-name="gr3" draw:text-style-name="P3" draw:layer="layout" svg:width="3.175cm" svg:height="1.905cm" svg:x="5.635cm" svg:y="10.835cm">
          <text:p text:style-name="P1"><text:span text:style-name="T1">GDEV 242</text:span></text:p>
          <text:p text:style-name="P1"><text:span text:style-name="T1">OOP ??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175cm" svg:height="1.905cm" svg:x="19.035cm" svg:y="10.835cm">
          <text:p text:style-name="P1"><text:span text:style-name="T1">IDMX 240</text:span></text:p>
          <text:p text:style-name="P1"><text:span text:style-name="T1">Concept 2 Comp.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175cm" svg:height="1.905cm" svg:x="1.635cm" svg:y="13.135cm">
          <text:p text:style-name="P1"><text:span text:style-name="T1">GRID 250</text:span></text:p>
          <text:p text:style-name="P1"><text:span text:style-name="T1">Gameplay</text:span></text:p>
          <text:p text:style-name="P1"><text:span text:style-name="T1">Imp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9:20:12.650655523</meta:creation-date>
    <dc:date>2025-09-09T21:38:33.151048633</dc:date>
    <meta:editing-duration>PT53M15S</meta:editing-duration>
    <meta:editing-cycles>5</meta:editing-cycles>
    <meta:generator>LibreOffice/24.8.7.2$Linux_X86_64 LibreOffice_project/480$Build-2</meta:generator>
    <meta:document-statistic meta:object-count="75"/>
  </office:meta>
</office:document-meta>
</file>